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5pt" style:font-size-asian="15pt" style:font-size-complex="15pt"/>
    </style:style>
    <style:style style:name="T6" style:family="text">
      <style:text-properties style:font-name="Segoe UI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1.016cm">
          <draw:text-box>
            <text:p text:style-name="P1"><text:span text:style-name="T1">HYMN #332</text:span></text:p>
            <text:p text:style-name="P1"><text:span text:style-name="T2">“</text:span><text:span text:style-name="T2">Savior of the Nations, Com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office:forms form:automatic-focus="false" form:apply-design-mode="false"/>
        <draw:frame draw:style-name="gr3" draw:text-style-name="P2" draw:layer="layout" svg:width="24.638cm" svg:height="7.011cm" svg:x="1.524cm" svg:y="1.016cm">
          <draw:text-box>
            <text:p text:style-name="P1"><text:span text:style-name="T3">1. </text:span><text:span text:style-name="T4">Savior of the nations, come,</text:span><text:span text:style-name="T4"><text:line-break/></text:span><text:span text:style-name="T4">Virgin’s Son, make here Your home!</text:span><text:span text:style-name="T4"><text:line-break/></text:span><text:span text:style-name="T4">Marvel now, O heav’n and earth,</text:span><text:span text:style-name="T4"><text:line-break/></text:span><text:span text:style-name="T4">That the Lord chose such a bir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office:forms form:automatic-focus="false" form:apply-design-mode="false"/>
        <draw:frame draw:style-name="gr3" draw:text-style-name="P4" draw:layer="layout" svg:width="24.638cm" svg:height="7.011cm" svg:x="1.524cm" svg:y="1.016cm">
          <draw:text-box>
            <text:p text:style-name="P1"><text:span text:style-name="T3">2. </text:span><text:span text:style-name="T4">Not by human flesh and blood,</text:span><text:span text:style-name="T4"><text:line-break/></text:span><text:span text:style-name="T4">By the Spirit of our God,</text:span><text:span text:style-name="T4"><text:line-break/></text:span><text:span text:style-name="T4">Was the Word of God made flesh-</text:span><text:span text:style-name="T4"><text:line-break/></text:span><text:span text:style-name="T4">Woman’s offspring, pure and fres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office:forms form:automatic-focus="false" form:apply-design-mode="false"/>
        <draw:frame draw:style-name="gr3" draw:text-style-name="P5" draw:layer="layout" svg:width="24.638cm" svg:height="7.011cm" svg:x="1.5cm" svg:y="1.016cm">
          <draw:text-box>
            <text:p text:style-name="P1"><text:span text:style-name="T3">3. </text:span><text:span text:style-name="T4">Here a maid was found with child,</text:span><text:span text:style-name="T4"><text:line-break/></text:span><text:span text:style-name="T4">Yet remained a virgin mild.</text:span><text:span text:style-name="T4"><text:line-break/></text:span><text:span text:style-name="T4">In her womb this truth was shown:</text:span><text:span text:style-name="T4"><text:line-break/></text:span><text:span text:style-name="T4">God was there upon His thr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office:forms form:automatic-focus="false" form:apply-design-mode="false"/>
        <draw:frame draw:style-name="gr3" draw:text-style-name="P5" draw:layer="layout" svg:width="24.638cm" svg:height="7.011cm" svg:x="1.5cm" svg:y="1.016cm">
          <draw:text-box>
            <text:p text:style-name="P1"><text:span text:style-name="T3">4. </text:span><text:span text:style-name="T4">Then stepped forth the Lord of all</text:span><text:span text:style-name="T4"><text:line-break/></text:span><text:span text:style-name="T4">From His pure and kingly hall;</text:span><text:span text:style-name="T4"><text:line-break/></text:span><text:span text:style-name="T4">God of God, yet fully man,</text:span><text:span text:style-name="T4"><text:line-break/></text:span><text:span text:style-name="T4">His heroic course bega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office:forms form:automatic-focus="false" form:apply-design-mode="false"/>
        <draw:frame draw:style-name="gr3" draw:text-style-name="P5" draw:layer="layout" svg:width="24.638cm" svg:height="7.011cm" svg:x="1.5cm" svg:y="1.016cm">
          <draw:text-box>
            <text:p text:style-name="P1"><text:span text:style-name="T3">5. </text:span><text:span text:style-name="T4">God the Father was His source,</text:span><text:span text:style-name="T4"><text:line-break/></text:span><text:span text:style-name="T4">Back to God He ran His course.</text:span><text:span text:style-name="T4"><text:line-break/></text:span><text:span text:style-name="T4">Into hell His road went down,</text:span><text:span text:style-name="T4"><text:line-break/></text:span><text:span text:style-name="T4">Back then to His throne and crow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 presentation:presentation-page-layout-name="AL1T0">
        <office:forms form:automatic-focus="false" form:apply-design-mode="false"/>
        <draw:frame draw:style-name="gr3" draw:text-style-name="P5" draw:layer="layout" svg:width="24.638cm" svg:height="7.011cm" svg:x="1.5cm" svg:y="1.016cm">
          <draw:text-box>
            <text:p text:style-name="P1"><text:span text:style-name="T3">6. </text:span><text:span text:style-name="T4">For You are the Father’s Son</text:span><text:span text:style-name="T4"><text:line-break/></text:span><text:span text:style-name="T4">Who in flesh the vict’ry won.</text:span><text:span text:style-name="T4"><text:line-break/></text:span><text:span text:style-name="T4">By Your mighty pow’r make whole</text:span><text:span text:style-name="T4"><text:line-break/></text:span><text:span text:style-name="T4">All our ills of flesh and sou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 presentation:presentation-page-layout-name="AL1T0">
        <office:forms form:automatic-focus="false" form:apply-design-mode="false"/>
        <draw:frame draw:style-name="gr3" draw:text-style-name="P6" draw:layer="layout" svg:width="24.638cm" svg:height="7.011cm" svg:x="1.5cm" svg:y="1.016cm">
          <draw:text-box>
            <text:p text:style-name="P1"><text:span text:style-name="T3">7. </text:span><text:span text:style-name="T4">From the manger newborn light</text:span><text:span text:style-name="T4"><text:line-break/></text:span><text:span text:style-name="T4">Shines in glory through the night.</text:span><text:span text:style-name="T4"><text:line-break/></text:span><text:span text:style-name="T4">Darkness there no more resides;</text:span><text:span text:style-name="T4"><text:line-break/></text:span><text:span text:style-name="T4">In this light faith now abid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 presentation:presentation-page-layout-name="AL1T0">
        <office:forms form:automatic-focus="false" form:apply-design-mode="false"/>
        <draw:frame draw:style-name="gr4" draw:text-style-name="P8" draw:layer="layout" svg:width="24.916cm" svg:height="13.208cm" svg:x="1.5cm" svg:y="1.016cm">
          <draw:text-box>
            <text:p text:style-name="P1"><text:span text:style-name="T3">8. </text:span><text:span text:style-name="T4">Glory to the Father sing,</text:span><text:span text:style-name="T4"><text:line-break/></text:span><text:span text:style-name="T4">Glory to the Son, our king,</text:span><text:span text:style-name="T4"><text:line-break/></text:span><text:span text:style-name="T4">Glory to the Spirit be</text:span><text:span text:style-name="T4"><text:line-break/></text:span><text:span text:style-name="T4">Now and through eternity.</text:span></text:p>
            <text:p text:style-name="P7"><text:span text:style-name="T5"><text:line-break/></text:span><text:span text:style-name="T6">© 2006 Concordia Publishing House. </text:span></text:p>
            <text:p text:style-name="P7"><text:span text:style-name="T6">Used by permission: LSB Hymn License </text:span></text:p>
            <text:p text:style-name="P7"><text:span text:style-name="T6">.NET, no. 100011038.; </text:span></text:p>
            <text:p text:style-name="P7"><text:span text:style-name="T6">© 1978 Concordia Publishing House. </text:span></text:p>
            <text:p text:style-name="P7"><text:span text:style-name="T6">Used by permission: LSB Hymn License </text:span></text:p>
            <text:p text:style-name="P7"><text:span text:style-name="T6">.NET, no. 100011038.</text:span><text:span text:style-name="T6"><text:line-break/></text:span><text:span text:style-name="T6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43" draw:display-name="Bitmap 43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4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itmap_20_4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2:48:55.725000000</meta:creation-date>
    <dc:title>bluwht blank</dc:title>
    <meta:editing-duration>PT59M51S</meta:editing-duration>
    <meta:editing-cycles>12</meta:editing-cycles>
    <meta:generator>LibreOffice/6.0.7.3$Windows_X86_64 LibreOffice_project/dc89aa7a9eabfd848af146d5086077aeed2ae4a5</meta:generator>
    <dc:date>2019-01-13T11:37:51.170000000</dc:date>
    <meta:document-statistic meta:object-count="178"/>
  </office:meta>
</office:document-meta>
</file>